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1.2193in"/>
    </style:style>
    <style:style style:name="co6" style:family="table-column">
      <style:table-column-properties fo:break-before="auto" style:column-width="1.5591in"/>
    </style:style>
    <style:style style:name="co7" style:family="table-column">
      <style:table-column-properties fo:break-before="auto" style:column-width="2.9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imSun" style:font-name-complex="Lucida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shapes_cntry</text:p>
          </table:table-cell>
          <table:table-cell office:value-type="string" calcext:value-type="string">
            <text:p>author_country</text:p>
          </table:table-cell>
          <table:table-cell office:value-type="string" calcext:value-type="string">
            <text:p>marker_name</text:p>
          </table:table-cell>
          <table:table-cell office:value-type="string" calcext:value-type="string">
            <text:p>marker_lat</text:p>
          </table:table-cell>
          <table:table-cell office:value-type="string" calcext:value-type="string">
            <text:p>marker_lon</text:p>
          </table:table-cell>
          <table:table-cell office:value-type="string" calcext:value-type="string">
            <text:p>marker_wk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float" office:value="35.4287280157253" calcext:value-type="float">
            <text:p>35.4287280157253</text:p>
          </table:table-cell>
          <table:table-cell table:style-name="ce1" office:value-type="float" office:value="54.8885812055762" calcext:value-type="float">
            <text:p>54.8885812055762</text:p>
          </table:table-cell>
          <table:table-cell table:formula="of:=CONCATENATE(&quot;POINT(&quot;;[.F2];&quot; &quot;;[.E2];&quot;)&quot;)" office:value-type="string" office:string-value="POINT(54.8885812055762 35.4287280157253)" calcext:value-type="string">
            <text:p>POINT(54.8885812055762 35.428728015725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Tirane</text:p>
          </table:table-cell>
          <table:table-cell table:style-name="ce1" office:value-type="float" office:value="40.3307723770913" calcext:value-type="float">
            <text:p>40.3307723770913</text:p>
          </table:table-cell>
          <table:table-cell table:style-name="ce1" office:value-type="float" office:value="14.9739916357174" calcext:value-type="float">
            <text:p>14.9739916357174</text:p>
          </table:table-cell>
          <table:table-cell table:formula="of:=CONCATENATE(&quot;POINT(&quot;;[.F3];&quot; &quot;;[.E3];&quot;)&quot;)" office:value-type="string" office:string-value="POINT(14.9739916357174 40.3307723770913)" calcext:value-type="string">
            <text:p>POINT(14.9739916357174 40.330772377091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float" office:value="-34.4931731228196" calcext:value-type="float">
            <text:p>-34.4931731228196</text:p>
          </table:table-cell>
          <table:table-cell office:value-type="float" office:value="-47.2362133614467" calcext:value-type="float">
            <text:p>-47.2362133614467</text:p>
          </table:table-cell>
          <table:table-cell table:formula="of:=CONCATENATE(&quot;POINT(&quot;;[.F4];&quot; &quot;;[.E4];&quot;)&quot;)" office:value-type="string" office:string-value="POINT(-47.2362133614467 -34.4931731228196)" calcext:value-type="string">
            <text:p>POINT(-47.2362133614467 -34.493173122819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table:style-name="ce1" office:value-type="float" office:value="39.5804694145519" calcext:value-type="float">
            <text:p>39.5804694145519</text:p>
          </table:table-cell>
          <table:table-cell table:style-name="ce1" office:value-type="float" office:value="33.9757600451909" calcext:value-type="float">
            <text:p>33.9757600451909</text:p>
          </table:table-cell>
          <table:table-cell table:formula="of:=CONCATENATE(&quot;POINT(&quot;;[.F5];&quot; &quot;;[.E5];&quot;)&quot;)" office:value-type="string" office:string-value="POINT(33.9757600451909 39.5804694145519)" calcext:value-type="string">
            <text:p>POINT(33.9757600451909 39.580469414551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table:style-name="ce1" office:value-type="float" office:value="-35.650290976178" calcext:value-type="float">
            <text:p>-35.650290976178</text:p>
          </table:table-cell>
          <table:table-cell office:value-type="float" office:value="115.949047149346" calcext:value-type="float">
            <text:p>115.949047149346</text:p>
          </table:table-cell>
          <table:table-cell table:formula="of:=CONCATENATE(&quot;POINT(&quot;;[.F6];&quot; &quot;;[.E6];&quot;)&quot;)" office:value-type="string" office:string-value="POINT(115.949047149346 -35.650290976178)" calcext:value-type="string">
            <text:p>POINT(115.949047149346 -35.65029097617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float" office:value="45.3450239578443" calcext:value-type="float">
            <text:p>45.3450239578443</text:p>
          </table:table-cell>
          <table:table-cell table:style-name="ce1" office:value-type="float" office:value="11.2140341908339" calcext:value-type="float">
            <text:p>11.2140341908339</text:p>
          </table:table-cell>
          <table:table-cell table:formula="of:=CONCATENATE(&quot;POINT(&quot;;[.F7];&quot; &quot;;[.E7];&quot;)&quot;)" office:value-type="string" office:string-value="POINT(11.2140341908339 45.3450239578443)" calcext:value-type="string">
            <text:p>POINT(11.2140341908339 45.345023957844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float" office:value="25.2187200233877" calcext:value-type="float">
            <text:p>25.2187200233877</text:p>
          </table:table-cell>
          <table:table-cell office:value-type="float" office:value="76.9511414193557" calcext:value-type="float">
            <text:p>76.9511414193557</text:p>
          </table:table-cell>
          <table:table-cell table:formula="of:=CONCATENATE(&quot;POINT(&quot;;[.F8];&quot; &quot;;[.E8];&quot;)&quot;)" office:value-type="string" office:string-value="POINT(76.9511414193557 25.2187200233877)" calcext:value-type="string">
            <text:p>POINT(76.9511414193557 25.218720023387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table:style-name="ce1" office:value-type="float" office:value="14.3925413432723" calcext:value-type="float">
            <text:p>14.3925413432723</text:p>
          </table:table-cell>
          <table:table-cell office:value-type="float" office:value="-52.6897053579513" calcext:value-type="float">
            <text:p>-52.6897053579513</text:p>
          </table:table-cell>
          <table:table-cell table:formula="of:=CONCATENATE(&quot;POINT(&quot;;[.F9];&quot; &quot;;[.E9];&quot;)&quot;)" office:value-type="string" office:string-value="POINT(-52.6897053579513 14.3925413432723)" calcext:value-type="string">
            <text:p>POINT(-52.6897053579513 14.392541343272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table:style-name="ce1" office:value-type="float" office:value="48.6856083737744" calcext:value-type="float">
            <text:p>48.6856083737744</text:p>
          </table:table-cell>
          <table:table-cell table:style-name="ce1" office:value-type="float" office:value="18.0658574684936" calcext:value-type="float">
            <text:p>18.0658574684936</text:p>
          </table:table-cell>
          <table:table-cell table:formula="of:=CONCATENATE(&quot;POINT(&quot;;[.F10];&quot; &quot;;[.E10];&quot;)&quot;)" office:value-type="string" office:string-value="POINT(18.0658574684936 48.6856083737744)" calcext:value-type="string">
            <text:p>POINT(18.0658574684936 48.685608373774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table:style-name="ce1" office:value-type="float" office:value="47.0599797544244" calcext:value-type="float">
            <text:p>47.0599797544244</text:p>
          </table:table-cell>
          <table:table-cell office:value-type="float" office:value="2.99495366048929" calcext:value-type="float">
            <text:p>2.99495366048929</text:p>
          </table:table-cell>
          <table:table-cell table:formula="of:=CONCATENATE(&quot;POINT(&quot;;[.F11];&quot; &quot;;[.E11];&quot;)&quot;)" office:value-type="string" office:string-value="POINT(2.99495366048929 47.0599797544244)" calcext:value-type="string">
            <text:p>POINT(2.99495366048929 47.059979754424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La Paz</text:p>
          </table:table-cell>
          <table:table-cell office:value-type="float" office:value="-17.2106372501961" calcext:value-type="float">
            <text:p>-17.2106372501961</text:p>
          </table:table-cell>
          <table:table-cell office:value-type="float" office:value="-58.5005486818623" calcext:value-type="float">
            <text:p>-58.5005486818623</text:p>
          </table:table-cell>
          <table:table-cell table:formula="of:=CONCATENATE(&quot;POINT(&quot;;[.F12];&quot; &quot;;[.E12];&quot;)&quot;)" office:value-type="string" office:string-value="POINT(-58.5005486818623 -17.2106372501961)" calcext:value-type="string">
            <text:p>POINT(-58.5005486818623 -17.2106372501961)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Bosnia-Herzegovina</text:p>
          </table:table-cell>
          <table:table-cell office:value-type="string" calcext:value-type="string">
            <text:p>Sarajevo</text:p>
          </table:table-cell>
          <table:table-cell office:value-type="float" office:value="42.3600845065887" calcext:value-type="float">
            <text:p>42.3600845065887</text:p>
          </table:table-cell>
          <table:table-cell office:value-type="float" office:value="13.4047531979768" calcext:value-type="float">
            <text:p>13.4047531979768</text:p>
          </table:table-cell>
          <table:table-cell table:formula="of:=CONCATENATE(&quot;POINT(&quot;;[.F13];&quot; &quot;;[.E13];&quot;)&quot;)" office:value-type="string" office:string-value="POINT(13.4047531979768 42.3600845065887)" calcext:value-type="string">
            <text:p>POINT(13.4047531979768 42.360084506588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 office:value-type="float" office:value="-16.8243630751471" calcext:value-type="float">
            <text:p>-16.8243630751471</text:p>
          </table:table-cell>
          <table:table-cell office:value-type="float" office:value="-41.7205733080018" calcext:value-type="float">
            <text:p>-41.7205733080018</text:p>
          </table:table-cell>
          <table:table-cell table:formula="of:=CONCATENATE(&quot;POINT(&quot;;[.F14];&quot; &quot;;[.E14];&quot;)&quot;)" office:value-type="string" office:string-value="POINT(-41.7205733080018 -16.8243630751471)" calcext:value-type="string">
            <text:p>POINT(-41.7205733080018 -16.824363075147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table:style-name="ce1" office:value-type="float" office:value="41.5280431273155" calcext:value-type="float">
            <text:p>41.5280431273155</text:p>
          </table:table-cell>
          <table:table-cell table:style-name="ce1" office:value-type="float" office:value="17.4288398848563" calcext:value-type="float">
            <text:p>17.4288398848563</text:p>
          </table:table-cell>
          <table:table-cell table:formula="of:=CONCATENATE(&quot;POINT(&quot;;[.F15];&quot; &quot;;[.E15];&quot;)&quot;)" office:value-type="string" office:string-value="POINT(17.4288398848563 41.5280431273155)" calcext:value-type="string">
            <text:p>POINT(17.4288398848563 41.5280431273155)</text:p>
          </table:table-cell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Yangon</text:p>
          </table:table-cell>
          <table:table-cell office:value-type="float" office:value="18.8280606157611" calcext:value-type="float">
            <text:p>18.8280606157611</text:p>
          </table:table-cell>
          <table:table-cell table:style-name="ce1" office:value-type="float" office:value="83.7252796258401" calcext:value-type="float">
            <text:p>83.7252796258401</text:p>
          </table:table-cell>
          <table:table-cell table:formula="of:=CONCATENATE(&quot;POINT(&quot;;[.F16];&quot; &quot;;[.E16];&quot;)&quot;)" office:value-type="string" office:string-value="POINT(83.7252796258401 18.8280606157611)" calcext:value-type="string">
            <text:p>POINT(83.7252796258401 18.828060615761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float" office:value="13.0492427315798" calcext:value-type="float">
            <text:p>13.0492427315798</text:p>
          </table:table-cell>
          <table:table-cell table:style-name="ce1" office:value-type="float" office:value="93.140710252284" calcext:value-type="float">
            <text:p>93.140710252284</text:p>
          </table:table-cell>
          <table:table-cell table:formula="of:=CONCATENATE(&quot;POINT(&quot;;[.F17];&quot; &quot;;[.E17];&quot;)&quot;)" office:value-type="string" office:string-value="POINT(93.140710252284 13.0492427315798)" calcext:value-type="string">
            <text:p>POINT(93.140710252284 13.049242731579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table:style-name="ce1" office:value-type="float" office:value="-34.4675581726703" calcext:value-type="float">
            <text:p>-34.4675581726703</text:p>
          </table:table-cell>
          <table:table-cell office:value-type="float" office:value="-56.8691621871814" calcext:value-type="float">
            <text:p>-56.8691621871814</text:p>
          </table:table-cell>
          <table:table-cell table:formula="of:=CONCATENATE(&quot;POINT(&quot;;[.F18];&quot; &quot;;[.E18];&quot;)&quot;)" office:value-type="string" office:string-value="POINT(-56.8691621871814 -34.4675581726703)" calcext:value-type="string">
            <text:p>POINT(-56.8691621871814 -34.467558172670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float" office:value="39.568493529652" calcext:value-type="float">
            <text:p>39.568493529652</text:p>
          </table:table-cell>
          <table:table-cell table:style-name="ce1" office:value-type="float" office:value="89.0234014799942" calcext:value-type="float">
            <text:p>89.0234014799942</text:p>
          </table:table-cell>
          <table:table-cell table:formula="of:=CONCATENATE(&quot;POINT(&quot;;[.F19];&quot; &quot;;[.E19];&quot;)&quot;)" office:value-type="string" office:string-value="POINT(89.0234014799942 39.568493529652)" calcext:value-type="string">
            <text:p>POINT(89.0234014799942 39.56849352965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float" office:value="4.08645589144873" calcext:value-type="float">
            <text:p>4.08645589144873</text:p>
          </table:table-cell>
          <table:table-cell office:value-type="float" office:value="-66.20690774245" calcext:value-type="float">
            <text:p>-66.20690774245</text:p>
          </table:table-cell>
          <table:table-cell table:formula="of:=CONCATENATE(&quot;POINT(&quot;;[.F20];&quot; &quot;;[.E20];&quot;)&quot;)" office:value-type="string" office:string-value="POINT(-66.20690774245 4.08645589144873)" calcext:value-type="string">
            <text:p>POINT(-66.20690774245 4.0864558914487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San Jose</text:p>
          </table:table-cell>
          <table:table-cell office:value-type="float" office:value="10.6468852937779" calcext:value-type="float">
            <text:p>10.6468852937779</text:p>
          </table:table-cell>
          <table:table-cell office:value-type="float" office:value="-74.6901175147906" calcext:value-type="float">
            <text:p>-74.6901175147906</text:p>
          </table:table-cell>
          <table:table-cell table:formula="of:=CONCATENATE(&quot;POINT(&quot;;[.F21];&quot; &quot;;[.E21];&quot;)&quot;)" office:value-type="string" office:string-value="POINT(-74.6901175147906 10.6468852937779)" calcext:value-type="string">
            <text:p>POINT(-74.6901175147906 10.646885293777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te d'Ivoire</text:p>
          </table:table-cell>
          <table:table-cell office:value-type="string" calcext:value-type="string">
            <text:p>Yamoussoukro</text:p>
          </table:table-cell>
          <table:table-cell office:value-type="float" office:value="7.65608917615024" calcext:value-type="float">
            <text:p>7.65608917615024</text:p>
          </table:table-cell>
          <table:table-cell office:value-type="float" office:value="-4.75801644280365" calcext:value-type="float">
            <text:p>-4.75801644280365</text:p>
          </table:table-cell>
          <table:table-cell table:formula="of:=CONCATENATE(&quot;POINT(&quot;;[.F22];&quot; &quot;;[.E22];&quot;)&quot;)" office:value-type="string" office:string-value="POINT(-4.75801644280365 7.65608917615024)" calcext:value-type="string">
            <text:p>POINT(-4.75801644280365 7.6560891761502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table:style-name="ce1" office:value-type="float" office:value="43.5990034895586" calcext:value-type="float">
            <text:p>43.5990034895586</text:p>
          </table:table-cell>
          <table:table-cell table:style-name="ce1" office:value-type="float" office:value="11.392709854537" calcext:value-type="float">
            <text:p>11.392709854537</text:p>
          </table:table-cell>
          <table:table-cell table:formula="of:=CONCATENATE(&quot;POINT(&quot;;[.F23];&quot; &quot;;[.E23];&quot;)&quot;)" office:value-type="string" office:string-value="POINT(11.392709854537 43.5990034895586)" calcext:value-type="string">
            <text:p>POINT(11.392709854537 43.599003489558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float" office:value="24.2591820462229" calcext:value-type="float">
            <text:p>24.2591820462229</text:p>
          </table:table-cell>
          <table:table-cell office:value-type="float" office:value="-69.2832365609911" calcext:value-type="float">
            <text:p>-69.2832365609911</text:p>
          </table:table-cell>
          <table:table-cell table:formula="of:=CONCATENATE(&quot;POINT(&quot;;[.F24];&quot; &quot;;[.E24];&quot;)&quot;)" office:value-type="string" office:string-value="POINT(-69.2832365609911 24.2591820462229)" calcext:value-type="string">
            <text:p>POINT(-69.2832365609911 24.259182046222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office:value-type="float" office:value="35.4034037602201" calcext:value-type="float">
            <text:p>35.4034037602201</text:p>
          </table:table-cell>
          <table:table-cell office:value-type="float" office:value="26.3820443378073" calcext:value-type="float">
            <text:p>26.3820443378073</text:p>
          </table:table-cell>
          <table:table-cell table:formula="of:=CONCATENATE(&quot;POINT(&quot;;[.F25];&quot; &quot;;[.E25];&quot;)&quot;)" office:value-type="string" office:string-value="POINT(26.3820443378073 35.4034037602201)" calcext:value-type="string">
            <text:p>POINT(26.3820443378073 35.403403760220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table:style-name="ce1" office:value-type="float" office:value="46.3353856327577" calcext:value-type="float">
            <text:p>46.3353856327577</text:p>
          </table:table-cell>
          <table:table-cell table:style-name="ce1" office:value-type="float" office:value="10.0487581232047" calcext:value-type="float">
            <text:p>10.0487581232047</text:p>
          </table:table-cell>
          <table:table-cell table:formula="of:=CONCATENATE(&quot;POINT(&quot;;[.F26];&quot; &quot;;[.E26];&quot;)&quot;)" office:value-type="string" office:string-value="POINT(10.0487581232047 46.3353856327577)" calcext:value-type="string">
            <text:p>POINT(10.0487581232047 46.335385632757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float" office:value="49.7962899052906" calcext:value-type="float">
            <text:p>49.7962899052906</text:p>
          </table:table-cell>
          <table:table-cell office:value-type="float" office:value="7.71043748082875" calcext:value-type="float">
            <text:p>7.71043748082875</text:p>
          </table:table-cell>
          <table:table-cell table:formula="of:=CONCATENATE(&quot;POINT(&quot;;[.F27];&quot; &quot;;[.E27];&quot;)&quot;)" office:value-type="string" office:string-value="POINT(7.71043748082875 49.7962899052906)" calcext:value-type="string">
            <text:p>POINT(7.71043748082875 49.796289905290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float" office:value="-0.477951811174109" calcext:value-type="float">
            <text:p>-0.477951811174109</text:p>
          </table:table-cell>
          <table:table-cell office:value-type="float" office:value="-70.3397535289749" calcext:value-type="float">
            <text:p>-70.3397535289749</text:p>
          </table:table-cell>
          <table:table-cell table:formula="of:=CONCATENATE(&quot;POINT(&quot;;[.F28];&quot; &quot;;[.E28];&quot;)&quot;)" office:value-type="string" office:string-value="POINT(-70.3397535289749 -0.477951811174109)" calcext:value-type="string">
            <text:p>POINT(-70.3397535289749 -0.4779518111741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table:style-name="ce1" office:value-type="float" office:value="30.6245486021884" calcext:value-type="float">
            <text:p>30.6245486021884</text:p>
          </table:table-cell>
          <table:table-cell table:style-name="ce1" office:value-type="float" office:value="24.9332177603883" calcext:value-type="float">
            <text:p>24.9332177603883</text:p>
          </table:table-cell>
          <table:table-cell table:formula="of:=CONCATENATE(&quot;POINT(&quot;;[.F29];&quot; &quot;;[.E29];&quot;)&quot;)" office:value-type="string" office:string-value="POINT(24.9332177603883 30.6245486021884)" calcext:value-type="string">
            <text:p>POINT(24.9332177603883 30.6245486021884)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ondon</text:p>
          </table:table-cell>
          <table:table-cell office:value-type="float" office:value="47.4921714058009" calcext:value-type="float">
            <text:p>47.4921714058009</text:p>
          </table:table-cell>
          <table:table-cell office:value-type="float" office:value="-0.0580696366992273" calcext:value-type="float">
            <text:p>-0.0580696366992273</text:p>
          </table:table-cell>
          <table:table-cell table:formula="of:=CONCATENATE(&quot;POINT(&quot;;[.F30];&quot; &quot;;[.E30];&quot;)&quot;)" office:value-type="string" office:string-value="POINT(-0.0580696366992273 47.4921714058009)" calcext:value-type="string">
            <text:p>POINT(-0.0580696366992273 47.49217140580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table:style-name="ce1" office:value-type="float" office:value="52.01489700671" calcext:value-type="float">
            <text:p>52.01489700671</text:p>
          </table:table-cell>
          <table:table-cell table:style-name="ce1" office:value-type="float" office:value="15.144898792303" calcext:value-type="float">
            <text:p>15.144898792303</text:p>
          </table:table-cell>
          <table:table-cell table:formula="of:=CONCATENATE(&quot;POINT(&quot;;[.F31];&quot; &quot;;[.E31];&quot;)&quot;)" office:value-type="string" office:string-value="POINT(15.144898792303 52.01489700671)" calcext:value-type="string">
            <text:p>POINT(15.144898792303 52.0148970067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float" office:value="9.20831470450238" calcext:value-type="float">
            <text:p>9.20831470450238</text:p>
          </table:table-cell>
          <table:table-cell office:value-type="float" office:value="34.9079808992942" calcext:value-type="float">
            <text:p>34.9079808992942</text:p>
          </table:table-cell>
          <table:table-cell table:formula="of:=CONCATENATE(&quot;POINT(&quot;;[.F32];&quot; &quot;;[.E32];&quot;)&quot;)" office:value-type="string" office:string-value="POINT(34.9079808992942 9.20831470450238)" calcext:value-type="string">
            <text:p>POINT(34.9079808992942 9.2083147045023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float" office:value="-19.4815413363167" calcext:value-type="float">
            <text:p>-19.4815413363167</text:p>
          </table:table-cell>
          <table:table-cell office:value-type="float" office:value="155.288767192508" calcext:value-type="float">
            <text:p>155.288767192508</text:p>
          </table:table-cell>
          <table:table-cell table:formula="of:=CONCATENATE(&quot;POINT(&quot;;[.F33];&quot; &quot;;[.E33];&quot;)&quot;)" office:value-type="string" office:string-value="POINT(155.288767192508 -19.4815413363167)" calcext:value-type="string">
            <text:p>POINT(155.288767192508 -19.481541336316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float" office:value="52.7545575417595" calcext:value-type="float">
            <text:p>52.7545575417595</text:p>
          </table:table-cell>
          <table:table-cell office:value-type="float" office:value="15.1915098350082" calcext:value-type="float">
            <text:p>15.1915098350082</text:p>
          </table:table-cell>
          <table:table-cell table:formula="of:=CONCATENATE(&quot;POINT(&quot;;[.F34];&quot; &quot;;[.E34];&quot;)&quot;)" office:value-type="string" office:string-value="POINT(15.1915098350082 52.7545575417595)" calcext:value-type="string">
            <text:p>POINT(15.1915098350082 52.754557541759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float" office:value="45.9154198567449" calcext:value-type="float">
            <text:p>45.9154198567449</text:p>
          </table:table-cell>
          <table:table-cell table:style-name="ce1" office:value-type="float" office:value="1.81414057862503" calcext:value-type="float">
            <text:p>1.81414057862503</text:p>
          </table:table-cell>
          <table:table-cell table:formula="of:=CONCATENATE(&quot;POINT(&quot;;[.F35];&quot; &quot;;[.E35];&quot;)&quot;)" office:value-type="string" office:string-value="POINT(1.81414057862503 45.9154198567449)" calcext:value-type="string">
            <text:p>POINT(1.81414057862503 45.915419856744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T'bilisi</text:p>
          </table:table-cell>
          <table:table-cell table:style-name="ce1" office:value-type="float" office:value="40.6969427657845" calcext:value-type="float">
            <text:p>40.6969427657845</text:p>
          </table:table-cell>
          <table:table-cell table:style-name="ce1" office:value-type="float" office:value="33.8514639313104" calcext:value-type="float">
            <text:p>33.8514639313104</text:p>
          </table:table-cell>
          <table:table-cell table:formula="of:=CONCATENATE(&quot;POINT(&quot;;[.F36];&quot; &quot;;[.E36];&quot;)&quot;)" office:value-type="string" office:string-value="POINT(33.8514639313104 40.6969427657845)" calcext:value-type="string">
            <text:p>POINT(33.8514639313104 40.6969427657845)</text:p>
          </table:table-cell>
        </table:table-row>
        <table:table-row table:style-name="ro1">
          <table:table-cell/>
          <table:table-cell office:value-type="string" calcext:value-type="string">
            <text:p>Germany Federal Republi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float" office:value="48.1908453255437" calcext:value-type="float">
            <text:p>48.1908453255437</text:p>
          </table:table-cell>
          <table:table-cell office:value-type="float" office:value="8.61935281357954" calcext:value-type="float">
            <text:p>8.61935281357954</text:p>
          </table:table-cell>
          <table:table-cell table:formula="of:=CONCATENATE(&quot;POINT(&quot;;[.F37];&quot; &quot;;[.E37];&quot;)&quot;)" office:value-type="string" office:string-value="POINT(8.61935281357954 48.1908453255437)" calcext:value-type="string">
            <text:p>POINT(8.61935281357954 48.190845325543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table:style-name="ce1" office:value-type="float" office:value="48.1908453255437" calcext:value-type="float">
            <text:p>48.1908453255437</text:p>
          </table:table-cell>
          <table:table-cell table:style-name="ce1" office:value-type="float" office:value="8.61935281357954" calcext:value-type="float">
            <text:p>8.61935281357954</text:p>
          </table:table-cell>
          <table:table-cell table:formula="of:=CONCATENATE(&quot;POINT(&quot;;[.F38];&quot; &quot;;[.E38];&quot;)&quot;)" office:value-type="string" office:string-value="POINT(8.61935281357954 48.1908453255437)" calcext:value-type="string">
            <text:p>POINT(8.61935281357954 48.190845325543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float" office:value="6.53058663265504" calcext:value-type="float">
            <text:p>6.53058663265504</text:p>
          </table:table-cell>
          <table:table-cell office:value-type="float" office:value="-0.0192271011115808" calcext:value-type="float">
            <text:p>-0.0192271011115808</text:p>
          </table:table-cell>
          <table:table-cell table:formula="of:=CONCATENATE(&quot;POINT(&quot;;[.F39];&quot; &quot;;[.E39];&quot;)&quot;)" office:value-type="string" office:string-value="POINT(-0.0192271011115808 6.53058663265504)" calcext:value-type="string">
            <text:p>POINT(-0.0192271011115808 6.5305866326550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table:style-name="ce1" office:value-type="float" office:value="37.9450840341072" calcext:value-type="float">
            <text:p>37.9450840341072</text:p>
          </table:table-cell>
          <table:table-cell table:style-name="ce1" office:value-type="float" office:value="18.3765977531947" calcext:value-type="float">
            <text:p>18.3765977531947</text:p>
          </table:table-cell>
          <table:table-cell table:formula="of:=CONCATENATE(&quot;POINT(&quot;;[.F40];&quot; &quot;;[.E40];&quot;)&quot;)" office:value-type="string" office:string-value="POINT(18.3765977531947 37.9450840341072)" calcext:value-type="string">
            <text:p>POINT(18.3765977531947 37.945084034107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uatemala City</text:p>
          </table:table-cell>
          <table:table-cell office:value-type="float" office:value="15.9968234746797" calcext:value-type="float">
            <text:p>15.9968234746797</text:p>
          </table:table-cell>
          <table:table-cell office:value-type="float" office:value="-79.7551841554188" calcext:value-type="float">
            <text:p>-79.7551841554188</text:p>
          </table:table-cell>
          <table:table-cell table:formula="of:=CONCATENATE(&quot;POINT(&quot;;[.F41];&quot; &quot;;[.E41];&quot;)&quot;)" office:value-type="string" office:string-value="POINT(-79.7551841554188 15.9968234746797)" calcext:value-type="string">
            <text:p>POINT(-79.7551841554188 15.996823474679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float" office:value="19.9638177036147" calcext:value-type="float">
            <text:p>19.9638177036147</text:p>
          </table:table-cell>
          <table:table-cell office:value-type="float" office:value="-62.8897552032656" calcext:value-type="float">
            <text:p>-62.8897552032656</text:p>
          </table:table-cell>
          <table:table-cell table:formula="of:=CONCATENATE(&quot;POINT(&quot;;[.F42];&quot; &quot;;[.E42];&quot;)&quot;)" office:value-type="string" office:string-value="POINT(-62.8897552032656 19.9638177036147)" calcext:value-type="string">
            <text:p>POINT(-62.8897552032656 19.963817703614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float" office:value="15.667976798306" calcext:value-type="float">
            <text:p>15.667976798306</text:p>
          </table:table-cell>
          <table:table-cell office:value-type="float" office:value="-76.8342254792283" calcext:value-type="float">
            <text:p>-76.8342254792283</text:p>
          </table:table-cell>
          <table:table-cell table:formula="of:=CONCATENATE(&quot;POINT(&quot;;[.F43];&quot; &quot;;[.E43];&quot;)&quot;)" office:value-type="string" office:string-value="POINT(-76.8342254792283 15.667976798306)" calcext:value-type="string">
            <text:p>POINT(-76.8342254792283 15.667976798306)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Hong Kong</text:p>
          </table:table-cell>
          <table:table-cell office:value-type="float" office:value="24.0607171808128" calcext:value-type="float">
            <text:p>24.0607171808128</text:p>
          </table:table-cell>
          <table:table-cell table:style-name="ce1" office:value-type="float" office:value="97.6464443804503" calcext:value-type="float">
            <text:p>97.6464443804503</text:p>
          </table:table-cell>
          <table:table-cell table:formula="of:=CONCATENATE(&quot;POINT(&quot;;[.F44];&quot; &quot;;[.E44];&quot;)&quot;)" office:value-type="string" office:string-value="POINT(97.6464443804503 24.0607171808128)" calcext:value-type="string">
            <text:p>POINT(97.6464443804503 24.060717180812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float" office:value="44.779851863829" calcext:value-type="float">
            <text:p>44.779851863829</text:p>
          </table:table-cell>
          <table:table-cell table:style-name="ce1" office:value-type="float" office:value="13.6688824399727" calcext:value-type="float">
            <text:p>13.6688824399727</text:p>
          </table:table-cell>
          <table:table-cell table:formula="of:=CONCATENATE(&quot;POINT(&quot;;[.F45];&quot; &quot;;[.E45];&quot;)&quot;)" office:value-type="string" office:string-value="POINT(13.6688824399727 44.779851863829)" calcext:value-type="string">
            <text:p>POINT(13.6688824399727 44.77985186382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Reykjavik</text:p>
          </table:table-cell>
          <table:table-cell office:value-type="float" office:value="54.4822398438718" calcext:value-type="float">
            <text:p>54.4822398438718</text:p>
          </table:table-cell>
          <table:table-cell office:value-type="float" office:value="-11.4544695781128" calcext:value-type="float">
            <text:p>-11.4544695781128</text:p>
          </table:table-cell>
          <table:table-cell table:formula="of:=CONCATENATE(&quot;POINT(&quot;;[.F46];&quot; &quot;;[.E46];&quot;)&quot;)" office:value-type="string" office:string-value="POINT(-11.4544695781128 54.4822398438718)" calcext:value-type="string">
            <text:p>POINT(-11.4544695781128 54.482239843871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table:style-name="ce1" office:value-type="float" office:value="29.5355649058449" calcext:value-type="float">
            <text:p>29.5355649058449</text:p>
          </table:table-cell>
          <table:table-cell table:style-name="ce1" office:value-type="float" office:value="63.8689754334386" calcext:value-type="float">
            <text:p>63.8689754334386</text:p>
          </table:table-cell>
          <table:table-cell table:formula="of:=CONCATENATE(&quot;POINT(&quot;;[.F47];&quot; &quot;;[.E47];&quot;)&quot;)" office:value-type="string" office:string-value="POINT(63.8689754334386 29.5355649058449)" calcext:value-type="string">
            <text:p>POINT(63.8689754334386 29.535564905844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float" office:value="-6.94757233358589" calcext:value-type="float">
            <text:p>-6.94757233358589</text:p>
          </table:table-cell>
          <table:table-cell office:value-type="float" office:value="95.6887805868332" calcext:value-type="float">
            <text:p>95.6887805868332</text:p>
          </table:table-cell>
          <table:table-cell table:formula="of:=CONCATENATE(&quot;POINT(&quot;;[.F48];&quot; &quot;;[.E48];&quot;)&quot;)" office:value-type="string" office:string-value="POINT(95.6887805868332 -6.94757233358589)" calcext:value-type="string">
            <text:p>POINT(95.6887805868332 -6.9475723335858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ran</text:p>
          </table:table-cell>
          <table:table-cell office:value-type="string" calcext:value-type="string">
            <text:p>Tehran</text:p>
          </table:table-cell>
          <table:table-cell table:style-name="ce1" office:value-type="float" office:value="36.4601413041136" calcext:value-type="float">
            <text:p>36.4601413041136</text:p>
          </table:table-cell>
          <table:table-cell table:style-name="ce1" office:value-type="float" office:value="40.5323800523845" calcext:value-type="float">
            <text:p>40.5323800523845</text:p>
          </table:table-cell>
          <table:table-cell table:formula="of:=CONCATENATE(&quot;POINT(&quot;;[.F49];&quot; &quot;;[.E49];&quot;)&quot;)" office:value-type="string" office:string-value="POINT(40.5323800523845 36.4601413041136)" calcext:value-type="string">
            <text:p>POINT(40.5323800523845 36.460141304113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raq</text:p>
          </table:table-cell>
          <table:table-cell office:value-type="string" calcext:value-type="string">
            <text:p>Baghdad</text:p>
          </table:table-cell>
          <table:table-cell office:value-type="float" office:value="33.8694771803695" calcext:value-type="float">
            <text:p>33.8694771803695</text:p>
          </table:table-cell>
          <table:table-cell table:style-name="ce1" office:value-type="float" office:value="35.3119432694057" calcext:value-type="float">
            <text:p>35.3119432694057</text:p>
          </table:table-cell>
          <table:table-cell table:formula="of:=CONCATENATE(&quot;POINT(&quot;;[.F50];&quot; &quot;;[.E50];&quot;)&quot;)" office:value-type="string" office:string-value="POINT(35.3119432694057 33.8694771803695)" calcext:value-type="string">
            <text:p>POINT(35.3119432694057 33.869477180369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float" office:value="48.6368622156902" calcext:value-type="float">
            <text:p>48.6368622156902</text:p>
          </table:table-cell>
          <table:table-cell office:value-type="float" office:value="-4.09380908425501" calcext:value-type="float">
            <text:p>-4.09380908425501</text:p>
          </table:table-cell>
          <table:table-cell table:formula="of:=CONCATENATE(&quot;POINT(&quot;;[.F51];&quot; &quot;;[.E51];&quot;)&quot;)" office:value-type="string" office:string-value="POINT(-4.09380908425501 48.6368622156902)" calcext:value-type="string">
            <text:p>POINT(-4.09380908425501 48.636862215690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table:style-name="ce1" office:value-type="float" office:value="32.5042463144484" calcext:value-type="float">
            <text:p>32.5042463144484</text:p>
          </table:table-cell>
          <table:table-cell table:style-name="ce1" office:value-type="float" office:value="28.4911940202161" calcext:value-type="float">
            <text:p>28.4911940202161</text:p>
          </table:table-cell>
          <table:table-cell table:formula="of:=CONCATENATE(&quot;POINT(&quot;;[.F52];&quot; &quot;;[.E52];&quot;)&quot;)" office:value-type="string" office:string-value="POINT(28.4911940202161 32.5042463144484)" calcext:value-type="string">
            <text:p>POINT(28.4911940202161 32.504246314448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table:style-name="ce1" office:value-type="float" office:value="41.0962473067649" calcext:value-type="float">
            <text:p>41.0962473067649</text:p>
          </table:table-cell>
          <table:table-cell table:style-name="ce1" office:value-type="float" office:value="9.19422234027659" calcext:value-type="float">
            <text:p>9.19422234027659</text:p>
          </table:table-cell>
          <table:table-cell table:formula="of:=CONCATENATE(&quot;POINT(&quot;;[.F53];&quot; &quot;;[.E53];&quot;)&quot;)" office:value-type="string" office:string-value="POINT(9.19422234027659 41.0962473067649)" calcext:value-type="string">
            <text:p>POINT(9.19422234027659 41.096247306764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float" office:value="19.4811752350186" calcext:value-type="float">
            <text:p>19.4811752350186</text:p>
          </table:table-cell>
          <table:table-cell office:value-type="float" office:value="-66.9293789043801" calcext:value-type="float">
            <text:p>-66.9293789043801</text:p>
          </table:table-cell>
          <table:table-cell table:formula="of:=CONCATENATE(&quot;POINT(&quot;;[.F54];&quot; &quot;;[.E54];&quot;)&quot;)" office:value-type="string" office:string-value="POINT(-66.9293789043801 19.4811752350186)" calcext:value-type="string">
            <text:p>POINT(-66.9293789043801 19.481175235018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float" office:value="36.0718002692955" calcext:value-type="float">
            <text:p>36.0718002692955</text:p>
          </table:table-cell>
          <table:table-cell table:style-name="ce1" office:value-type="float" office:value="110.309110982021" calcext:value-type="float">
            <text:p>110.309110982021</text:p>
          </table:table-cell>
          <table:table-cell table:formula="of:=CONCATENATE(&quot;POINT(&quot;;[.F55];&quot; &quot;;[.E55];&quot;)&quot;)" office:value-type="string" office:string-value="POINT(110.309110982021 36.0718002692955)" calcext:value-type="string">
            <text:p>POINT(110.309110982021 36.071800269295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table:style-name="ce1" office:value-type="float" office:value="32.6351824404309" calcext:value-type="float">
            <text:p>32.6351824404309</text:p>
          </table:table-cell>
          <table:table-cell table:style-name="ce1" office:value-type="float" office:value="29.4234148743195" calcext:value-type="float">
            <text:p>29.4234148743195</text:p>
          </table:table-cell>
          <table:table-cell table:formula="of:=CONCATENATE(&quot;POINT(&quot;;[.F56];&quot; &quot;;[.E56];&quot;)&quot;)" office:value-type="string" office:string-value="POINT(29.4234148743195 32.6351824404309)" calcext:value-type="string">
            <text:p>POINT(29.4234148743195 32.63518244043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tana</text:p>
          </table:table-cell>
          <table:table-cell table:style-name="ce1" office:value-type="float" office:value="47.6284709525408" calcext:value-type="float">
            <text:p>47.6284709525408</text:p>
          </table:table-cell>
          <table:table-cell table:style-name="ce1" office:value-type="float" office:value="46.3587603905305" calcext:value-type="float">
            <text:p>46.3587603905305</text:p>
          </table:table-cell>
          <table:table-cell table:formula="of:=CONCATENATE(&quot;POINT(&quot;;[.F57];&quot; &quot;;[.E57];&quot;)&quot;)" office:value-type="string" office:string-value="POINT(46.3587603905305 47.6284709525408)" calcext:value-type="string">
            <text:p>POINT(46.3587603905305 47.628470952540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float" office:value="-1.30130721687476" calcext:value-type="float">
            <text:p>-1.30130721687476</text:p>
          </table:table-cell>
          <table:table-cell office:value-type="float" office:value="33.3698164900237" calcext:value-type="float">
            <text:p>33.3698164900237</text:p>
          </table:table-cell>
          <table:table-cell table:formula="of:=CONCATENATE(&quot;POINT(&quot;;[.F58];&quot; &quot;;[.E58];&quot;)&quot;)" office:value-type="string" office:string-value="POINT(33.3698164900237 -1.30130721687476)" calcext:value-type="string">
            <text:p>POINT(33.3698164900237 -1.30130721687476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Kuwait</text:p>
          </table:table-cell>
          <table:table-cell office:value-type="float" office:value="30.4874094619457" calcext:value-type="float">
            <text:p>30.4874094619457</text:p>
          </table:table-cell>
          <table:table-cell office:value-type="float" office:value="39.2971874206976" calcext:value-type="float">
            <text:p>39.2971874206976</text:p>
          </table:table-cell>
          <table:table-cell table:formula="of:=CONCATENATE(&quot;POINT(&quot;;[.F59];&quot; &quot;;[.E59];&quot;)&quot;)" office:value-type="string" office:string-value="POINT(39.2971874206976 30.4874094619457)" calcext:value-type="string">
            <text:p>POINT(39.2971874206976 30.487409461945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yrgyzstan</text:p>
          </table:table-cell>
          <table:table-cell office:value-type="string" calcext:value-type="string">
            <text:p>Bishkek</text:p>
          </table:table-cell>
          <table:table-cell table:style-name="ce1" office:value-type="float" office:value="41.4815004176247" calcext:value-type="float">
            <text:p>41.4815004176247</text:p>
          </table:table-cell>
          <table:table-cell table:style-name="ce1" office:value-type="float" office:value="55.3080805899227" calcext:value-type="float">
            <text:p>55.3080805899227</text:p>
          </table:table-cell>
          <table:table-cell table:formula="of:=CONCATENATE(&quot;POINT(&quot;;[.F60];&quot; &quot;;[.E60];&quot;)&quot;)" office:value-type="string" office:string-value="POINT(55.3080805899227 41.4815004176247)" calcext:value-type="string">
            <text:p>POINT(55.3080805899227 41.481500417624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float" office:value="19.5031450505283" calcext:value-type="float">
            <text:p>19.5031450505283</text:p>
          </table:table-cell>
          <table:table-cell table:style-name="ce1" office:value-type="float" office:value="89.5671969782212" calcext:value-type="float">
            <text:p>89.5671969782212</text:p>
          </table:table-cell>
          <table:table-cell table:formula="of:=CONCATENATE(&quot;POINT(&quot;;[.F61];&quot; &quot;;[.E61];&quot;)&quot;)" office:value-type="string" office:string-value="POINT(89.5671969782212 19.5031450505283)" calcext:value-type="string">
            <text:p>POINT(89.5671969782212 19.503145050528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table:style-name="ce1" office:value-type="float" office:value="50.695447003251" calcext:value-type="float">
            <text:p>50.695447003251</text:p>
          </table:table-cell>
          <table:table-cell table:style-name="ce1" office:value-type="float" office:value="14.8963065645421" calcext:value-type="float">
            <text:p>14.8963065645421</text:p>
          </table:table-cell>
          <table:table-cell table:formula="of:=CONCATENATE(&quot;POINT(&quot;;[.F62];&quot; &quot;;[.E62];&quot;)&quot;)" office:value-type="string" office:string-value="POINT(14.8963065645421 50.695447003251)" calcext:value-type="string">
            <text:p>POINT(14.8963065645421 50.69544700325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table:style-name="ce1" office:value-type="float" office:value="34.3711115701561" calcext:value-type="float">
            <text:p>34.3711115701561</text:p>
          </table:table-cell>
          <table:table-cell table:style-name="ce1" office:value-type="float" office:value="28.4911940202161" calcext:value-type="float">
            <text:p>28.4911940202161</text:p>
          </table:table-cell>
          <table:table-cell table:formula="of:=CONCATENATE(&quot;POINT(&quot;;[.F63];&quot; &quot;;[.E63];&quot;)&quot;)" office:value-type="string" office:string-value="POINT(28.4911940202161 34.3711115701561)" calcext:value-type="string">
            <text:p>POINT(28.4911940202161 34.371111570156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float" office:value="7.0242952176715" calcext:value-type="float">
            <text:p>7.0242952176715</text:p>
          </table:table-cell>
          <table:table-cell office:value-type="float" office:value="-9.49680578449573" calcext:value-type="float">
            <text:p>-9.49680578449573</text:p>
          </table:table-cell>
          <table:table-cell table:formula="of:=CONCATENATE(&quot;POINT(&quot;;[.F64];&quot; &quot;;[.E64];&quot;)&quot;)" office:value-type="string" office:string-value="POINT(-9.49680578449573 7.0242952176715)" calcext:value-type="string">
            <text:p>POINT(-9.49680578449573 7.024295217671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Tripoli</text:p>
          </table:table-cell>
          <table:table-cell office:value-type="float" office:value="33.4037976888576" calcext:value-type="float">
            <text:p>33.4037976888576</text:p>
          </table:table-cell>
          <table:table-cell office:value-type="float" office:value="10.7090812281945" calcext:value-type="float">
            <text:p>10.7090812281945</text:p>
          </table:table-cell>
          <table:table-cell table:formula="of:=CONCATENATE(&quot;POINT(&quot;;[.F65];&quot; &quot;;[.E65];&quot;)&quot;)" office:value-type="string" office:string-value="POINT(10.7090812281945 33.4037976888576)" calcext:value-type="string">
            <text:p>POINT(10.7090812281945 33.403797688857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table:style-name="ce1" office:value-type="float" office:value="49.4187313367064" calcext:value-type="float">
            <text:p>49.4187313367064</text:p>
          </table:table-cell>
          <table:table-cell table:style-name="ce1" office:value-type="float" office:value="15.7663793617053" calcext:value-type="float">
            <text:p>15.7663793617053</text:p>
          </table:table-cell>
          <table:table-cell table:formula="of:=CONCATENATE(&quot;POINT(&quot;;[.F66];&quot; &quot;;[.E66];&quot;)&quot;)" office:value-type="string" office:string-value="POINT(15.7663793617053 49.4187313367064)" calcext:value-type="string">
            <text:p>POINT(15.7663793617053 49.4187313367064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Luxembourg</text:p>
          </table:table-cell>
          <table:table-cell office:value-type="float" office:value="46.4264917575749" calcext:value-type="float">
            <text:p>46.4264917575749</text:p>
          </table:table-cell>
          <table:table-cell office:value-type="float" office:value="4.14080846032463" calcext:value-type="float">
            <text:p>4.14080846032463</text:p>
          </table:table-cell>
          <table:table-cell table:formula="of:=CONCATENATE(&quot;POINT(&quot;;[.F67];&quot; &quot;;[.E67];&quot;)&quot;)" office:value-type="string" office:string-value="POINT(4.14080846032463 46.4264917575749)" calcext:value-type="string">
            <text:p>POINT(4.14080846032463 46.426491757574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cedonia</text:p>
          </table:table-cell>
          <table:table-cell office:value-type="string" calcext:value-type="string">
            <text:p>Skopje</text:p>
          </table:table-cell>
          <table:table-cell table:style-name="ce1" office:value-type="float" office:value="40.7911135791066" calcext:value-type="float">
            <text:p>40.7911135791066</text:p>
          </table:table-cell>
          <table:table-cell table:style-name="ce1" office:value-type="float" office:value="16.0305086037012" calcext:value-type="float">
            <text:p>16.0305086037012</text:p>
          </table:table-cell>
          <table:table-cell table:formula="of:=CONCATENATE(&quot;POINT(&quot;;[.F68];&quot; &quot;;[.E68];&quot;)&quot;)" office:value-type="string" office:string-value="POINT(16.0305086037012 40.7911135791066)" calcext:value-type="string">
            <text:p>POINT(16.0305086037012 40.791113579106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float" office:value="-20.9975630244232" calcext:value-type="float">
            <text:p>-20.9975630244232</text:p>
          </table:table-cell>
          <table:table-cell office:value-type="float" office:value="41.3247677783724" calcext:value-type="float">
            <text:p>41.3247677783724</text:p>
          </table:table-cell>
          <table:table-cell table:formula="of:=CONCATENATE(&quot;POINT(&quot;;[.F69];&quot; &quot;;[.E69];&quot;)&quot;)" office:value-type="string" office:string-value="POINT(41.3247677783724 -20.9975630244232)" calcext:value-type="string">
            <text:p>POINT(41.3247677783724 -20.997563024423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float" office:value="-15.2490537707253" calcext:value-type="float">
            <text:p>-15.2490537707253</text:p>
          </table:table-cell>
          <table:table-cell office:value-type="float" office:value="29.9516733583114" calcext:value-type="float">
            <text:p>29.9516733583114</text:p>
          </table:table-cell>
          <table:table-cell table:formula="of:=CONCATENATE(&quot;POINT(&quot;;[.F70];&quot; &quot;;[.E70];&quot;)&quot;)" office:value-type="string" office:string-value="POINT(29.9516733583114 -15.2490537707253)" calcext:value-type="string">
            <text:p>POINT(29.9516733583114 -15.249053770725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float" office:value="3.3422510468709" calcext:value-type="float">
            <text:p>3.3422510468709</text:p>
          </table:table-cell>
          <table:table-cell office:value-type="float" office:value="91.5403977860733" calcext:value-type="float">
            <text:p>91.5403977860733</text:p>
          </table:table-cell>
          <table:table-cell table:formula="of:=CONCATENATE(&quot;POINT(&quot;;[.F71];&quot; &quot;;[.E71];&quot;)&quot;)" office:value-type="string" office:string-value="POINT(91.5403977860733 3.3422510468709)" calcext:value-type="string">
            <text:p>POINT(91.5403977860733 3.34225104687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float" office:value="36.1243703759779" calcext:value-type="float">
            <text:p>36.1243703759779</text:p>
          </table:table-cell>
          <table:table-cell office:value-type="float" office:value="11.4733081158814" calcext:value-type="float">
            <text:p>11.4733081158814</text:p>
          </table:table-cell>
          <table:table-cell table:formula="of:=CONCATENATE(&quot;POINT(&quot;;[.F72];&quot; &quot;;[.E72];&quot;)&quot;)" office:value-type="string" office:string-value="POINT(11.4733081158814 36.1243703759779)" calcext:value-type="string">
            <text:p>POINT(11.4733081158814 36.124370375977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float" office:value="-21.7499140306686" calcext:value-type="float">
            <text:p>-21.7499140306686</text:p>
          </table:table-cell>
          <table:table-cell office:value-type="float" office:value="49.6992184510675" calcext:value-type="float">
            <text:p>49.6992184510675</text:p>
          </table:table-cell>
          <table:table-cell table:formula="of:=CONCATENATE(&quot;POINT(&quot;;[.F73];&quot; &quot;;[.E73];&quot;)&quot;)" office:value-type="string" office:string-value="POINT(49.6992184510675 -21.7499140306686)" calcext:value-type="string">
            <text:p>POINT(49.6992184510675 -21.749914030668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float" office:value="21.52569956402" calcext:value-type="float">
            <text:p>21.52569956402</text:p>
          </table:table-cell>
          <table:table-cell office:value-type="float" office:value="-86.9332847320147" calcext:value-type="float">
            <text:p>-86.9332847320147</text:p>
          </table:table-cell>
          <table:table-cell table:formula="of:=CONCATENATE(&quot;POINT(&quot;;[.F74];&quot; &quot;;[.E74];&quot;)&quot;)" office:value-type="string" office:string-value="POINT(-86.9332847320147 21.52569956402)" calcext:value-type="string">
            <text:p>POINT(-86.9332847320147 21.5256995640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ldova</text:p>
          </table:table-cell>
          <table:table-cell office:value-type="string" calcext:value-type="string">
            <text:p>Chisinau</text:p>
          </table:table-cell>
          <table:table-cell table:style-name="ce1" office:value-type="float" office:value="44.514562163855" calcext:value-type="float">
            <text:p>44.514562163855</text:p>
          </table:table-cell>
          <table:table-cell table:style-name="ce1" office:value-type="float" office:value="20.4274836322221" calcext:value-type="float">
            <text:p>20.4274836322221</text:p>
          </table:table-cell>
          <table:table-cell table:formula="of:=CONCATENATE(&quot;POINT(&quot;;[.F75];&quot; &quot;;[.E75];&quot;)&quot;)" office:value-type="string" office:string-value="POINT(20.4274836322221 44.514562163855)" calcext:value-type="string">
            <text:p>POINT(20.4274836322221 44.51456216385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Ulan Bator</text:p>
          </table:table-cell>
          <table:table-cell table:style-name="ce1" office:value-type="float" office:value="45.3286416303591" calcext:value-type="float">
            <text:p>45.3286416303591</text:p>
          </table:table-cell>
          <table:table-cell table:style-name="ce1" office:value-type="float" office:value="74.0457197574002" calcext:value-type="float">
            <text:p>74.0457197574002</text:p>
          </table:table-cell>
          <table:table-cell table:formula="of:=CONCATENATE(&quot;POINT(&quot;;[.F76];&quot; &quot;;[.E76];&quot;)&quot;)" office:value-type="string" office:string-value="POINT(74.0457197574002 45.3286416303591)" calcext:value-type="string">
            <text:p>POINT(74.0457197574002 45.328641630359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table:style-name="ce1" office:value-type="float" office:value="41.3183375459214" calcext:value-type="float">
            <text:p>41.3183375459214</text:p>
          </table:table-cell>
          <table:table-cell table:style-name="ce1" office:value-type="float" office:value="14.30590002361" calcext:value-type="float">
            <text:p>14.30590002361</text:p>
          </table:table-cell>
          <table:table-cell table:formula="of:=CONCATENATE(&quot;POINT(&quot;;[.F77];&quot; &quot;;[.E77];&quot;)&quot;)" office:value-type="string" office:string-value="POINT(14.30590002361 41.3183375459214)" calcext:value-type="string">
            <text:p>POINT(14.30590002361 41.318337545921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rocco</text:p>
          </table:table-cell>
          <table:table-cell office:value-type="string" calcext:value-type="string">
            <text:p>Rabat</text:p>
          </table:table-cell>
          <table:table-cell office:value-type="float" office:value="34.3582863642398" calcext:value-type="float">
            <text:p>34.3582863642398</text:p>
          </table:table-cell>
          <table:table-cell office:value-type="float" office:value="-5.33288596950072" calcext:value-type="float">
            <text:p>-5.33288596950072</text:p>
          </table:table-cell>
          <table:table-cell table:formula="of:=CONCATENATE(&quot;POINT(&quot;;[.F78];&quot; &quot;;[.E78];&quot;)&quot;)" office:value-type="string" office:string-value="POINT(-5.33288596950072 34.3582863642398)" calcext:value-type="string">
            <text:p>POINT(-5.33288596950072 34.358286364239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float" office:value="-27.3157589373306" calcext:value-type="float">
            <text:p>-27.3157589373306</text:p>
          </table:table-cell>
          <table:table-cell office:value-type="float" office:value="27.3103809383519" calcext:value-type="float">
            <text:p>27.3103809383519</text:p>
          </table:table-cell>
          <table:table-cell table:formula="of:=CONCATENATE(&quot;POINT(&quot;;[.F79];&quot; &quot;;[.E79];&quot;)&quot;)" office:value-type="string" office:string-value="POINT(27.3103809383519 -27.3157589373306)" calcext:value-type="string">
            <text:p>POINT(27.3103809383519 -27.315758937330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Yangon</text:p>
          </table:table-cell>
          <table:table-cell office:value-type="float" office:value="18.8280606157611" calcext:value-type="float">
            <text:p>18.8280606157611</text:p>
          </table:table-cell>
          <table:table-cell table:style-name="ce1" office:value-type="float" office:value="83.7252796258401" calcext:value-type="float">
            <text:p>83.7252796258401</text:p>
          </table:table-cell>
          <table:table-cell table:formula="of:=CONCATENATE(&quot;POINT(&quot;;[.F80];&quot; &quot;;[.E80];&quot;)&quot;)" office:value-type="string" office:string-value="POINT(83.7252796258401 18.8280606157611)" calcext:value-type="string">
            <text:p>POINT(83.7252796258401 18.828060615761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float" office:value="28.9662224099728" calcext:value-type="float">
            <text:p>28.9662224099728</text:p>
          </table:table-cell>
          <table:table-cell table:style-name="ce1" office:value-type="float" office:value="71.2490571950902" calcext:value-type="float">
            <text:p>71.2490571950902</text:p>
          </table:table-cell>
          <table:table-cell table:formula="of:=CONCATENATE(&quot;POINT(&quot;;[.F81];&quot; &quot;;[.E81];&quot;)&quot;)" office:value-type="string" office:string-value="POINT(71.2490571950902 28.9662224099728)" calcext:value-type="string">
            <text:p>POINT(71.2490571950902 28.966222409972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float" office:value="-40.4434938995784" calcext:value-type="float">
            <text:p>-40.4434938995784</text:p>
          </table:table-cell>
          <table:table-cell office:value-type="float" office:value="131.944403304336" calcext:value-type="float">
            <text:p>131.944403304336</text:p>
          </table:table-cell>
          <table:table-cell table:formula="of:=CONCATENATE(&quot;POINT(&quot;;[.F82];&quot; &quot;;[.E82];&quot;)&quot;)" office:value-type="string" office:string-value="POINT(131.944403304336 -40.4434938995784)" calcext:value-type="string">
            <text:p>POINT(131.944403304336 -40.443493899578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float" office:value="13.2005541502674" calcext:value-type="float">
            <text:p>13.2005541502674</text:p>
          </table:table-cell>
          <table:table-cell office:value-type="float" office:value="-76.0884487959456" calcext:value-type="float">
            <text:p>-76.0884487959456</text:p>
          </table:table-cell>
          <table:table-cell table:formula="of:=CONCATENATE(&quot;POINT(&quot;;[.F83];&quot; &quot;;[.E83];&quot;)&quot;)" office:value-type="string" office:string-value="POINT(-76.0884487959456 13.2005541502674)" calcext:value-type="string">
            <text:p>POINT(-76.0884487959456 13.200554150267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float" office:value="9.94369424657325" calcext:value-type="float">
            <text:p>9.94369424657325</text:p>
          </table:table-cell>
          <table:table-cell office:value-type="float" office:value="6.72383707690271" calcext:value-type="float">
            <text:p>6.72383707690271</text:p>
          </table:table-cell>
          <table:table-cell table:formula="of:=CONCATENATE(&quot;POINT(&quot;;[.F84];&quot; &quot;;[.E84];&quot;)&quot;)" office:value-type="string" office:string-value="POINT(6.72383707690271 9.94369424657325)" calcext:value-type="string">
            <text:p>POINT(6.72383707690271 9.94369424657325)</text:p>
          </table:table-cell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float" office:value="9.94369424657325" calcext:value-type="float">
            <text:p>9.94369424657325</text:p>
          </table:table-cell>
          <table:table-cell office:value-type="float" office:value="6.72383707690271" calcext:value-type="float">
            <text:p>6.72383707690271</text:p>
          </table:table-cell>
          <table:table-cell table:formula="of:=CONCATENATE(&quot;POINT(&quot;;[.F85];&quot; &quot;;[.E85];&quot;)&quot;)" office:value-type="string" office:string-value="POINT(6.72383707690271 9.94369424657325)" calcext:value-type="string">
            <text:p>POINT(6.72383707690271 9.94369424657325)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London</text:p>
          </table:table-cell>
          <table:table-cell office:value-type="float" office:value="47.4921714058009" calcext:value-type="float">
            <text:p>47.4921714058009</text:p>
          </table:table-cell>
          <table:table-cell office:value-type="float" office:value="-0.0580696366992273" calcext:value-type="float">
            <text:p>-0.0580696366992273</text:p>
          </table:table-cell>
          <table:table-cell table:formula="of:=CONCATENATE(&quot;POINT(&quot;;[.F86];&quot; &quot;;[.E86];&quot;)&quot;)" office:value-type="string" office:string-value="POINT(-0.0580696366992273 47.4921714058009)" calcext:value-type="string">
            <text:p>POINT(-0.0580696366992273 47.49217140580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float" office:value="52.4620734624316" calcext:value-type="float">
            <text:p>52.4620734624316</text:p>
          </table:table-cell>
          <table:table-cell office:value-type="float" office:value="6.08681949326543" calcext:value-type="float">
            <text:p>6.08681949326543</text:p>
          </table:table-cell>
          <table:table-cell table:formula="of:=CONCATENATE(&quot;POINT(&quot;;[.F87];&quot; &quot;;[.E87];&quot;)&quot;)" office:value-type="string" office:string-value="POINT(6.08681949326543 52.4620734624316)" calcext:value-type="string">
            <text:p>POINT(6.08681949326543 52.462073462431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float" office:value="34.1528163459468" calcext:value-type="float">
            <text:p>34.1528163459468</text:p>
          </table:table-cell>
          <table:table-cell table:style-name="ce1" office:value-type="float" office:value="58.3377983657587" calcext:value-type="float">
            <text:p>58.3377983657587</text:p>
          </table:table-cell>
          <table:table-cell table:formula="of:=CONCATENATE(&quot;POINT(&quot;;[.F88];&quot; &quot;;[.E88];&quot;)&quot;)" office:value-type="string" office:string-value="POINT(58.3377983657587 34.1528163459468)" calcext:value-type="string">
            <text:p>POINT(58.3377983657587 34.1528163459468)</text:p>
          </table:table-cell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Palestinian Territories</text:p>
          </table:table-cell>
          <table:table-cell office:value-type="string" calcext:value-type="string">
            <text:p>Ramallah</text:p>
          </table:table-cell>
          <table:table-cell office:value-type="float" office:value="32.8312277405754" calcext:value-type="float">
            <text:p>32.8312277405754</text:p>
          </table:table-cell>
          <table:table-cell office:value-type="float" office:value="28.6077216269791" calcext:value-type="float">
            <text:p>28.6077216269791</text:p>
          </table:table-cell>
          <table:table-cell table:formula="of:=CONCATENATE(&quot;POINT(&quot;;[.F89];&quot; &quot;;[.E89];&quot;)&quot;)" office:value-type="string" office:string-value="POINT(28.6077216269791 32.8312277405754)" calcext:value-type="string">
            <text:p>POINT(28.6077216269791 32.831227740575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ama City</text:p>
          </table:table-cell>
          <table:table-cell office:value-type="float" office:value="10.0049029665978" calcext:value-type="float">
            <text:p>10.0049029665978</text:p>
          </table:table-cell>
          <table:table-cell office:value-type="float" office:value="-70.9923081268473" calcext:value-type="float">
            <text:p>-70.9923081268473</text:p>
          </table:table-cell>
          <table:table-cell table:formula="of:=CONCATENATE(&quot;POINT(&quot;;[.F90];&quot; &quot;;[.E90];&quot;)&quot;)" office:value-type="string" office:string-value="POINT(-70.9923081268473 10.0049029665978)" calcext:value-type="string">
            <text:p>POINT(-70.9923081268473 10.004902966597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float" office:value="-10.7541347609907" calcext:value-type="float">
            <text:p>-10.7541347609907</text:p>
          </table:table-cell>
          <table:table-cell office:value-type="float" office:value="131.548209441342" calcext:value-type="float">
            <text:p>131.548209441342</text:p>
          </table:table-cell>
          <table:table-cell table:formula="of:=CONCATENATE(&quot;POINT(&quot;;[.F91];&quot; &quot;;[.E91];&quot;)&quot;)" office:value-type="string" office:string-value="POINT(131.548209441342 -10.7541347609907)" calcext:value-type="string">
            <text:p>POINT(131.548209441342 -10.754134760990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suncion</text:p>
          </table:table-cell>
          <table:table-cell office:value-type="float" office:value="-25.8289665197656" calcext:value-type="float">
            <text:p>-25.8289665197656</text:p>
          </table:table-cell>
          <table:table-cell office:value-type="float" office:value="-48.6034706141316" calcext:value-type="float">
            <text:p>-48.6034706141316</text:p>
          </table:table-cell>
          <table:table-cell table:formula="of:=CONCATENATE(&quot;POINT(&quot;;[.F92];&quot; &quot;;[.E92];&quot;)&quot;)" office:value-type="string" office:string-value="POINT(-48.6034706141316 -25.8289665197656)" calcext:value-type="string">
            <text:p>POINT(-48.6034706141316 -25.8289665197656)</text:p>
          </table:table-cell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Lima</text:p>
          </table:table-cell>
          <table:table-cell office:value-type="float" office:value="-11.919503681871" calcext:value-type="float">
            <text:p>-11.919503681871</text:p>
          </table:table-cell>
          <table:table-cell office:value-type="float" office:value="-68.5374598777084" calcext:value-type="float">
            <text:p>-68.5374598777084</text:p>
          </table:table-cell>
          <table:table-cell table:formula="of:=CONCATENATE(&quot;POINT(&quot;;[.F93];&quot; &quot;;[.E93];&quot;)&quot;)" office:value-type="string" office:string-value="POINT(-68.5374598777084 -11.919503681871)" calcext:value-type="string">
            <text:p>POINT(-68.5374598777084 -11.91950368187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float" office:value="16.1685062363879" calcext:value-type="float">
            <text:p>16.1685062363879</text:p>
          </table:table-cell>
          <table:table-cell office:value-type="float" office:value="106.580227565607" calcext:value-type="float">
            <text:p>106.580227565607</text:p>
          </table:table-cell>
          <table:table-cell table:formula="of:=CONCATENATE(&quot;POINT(&quot;;[.F94];&quot; &quot;;[.E94];&quot;)&quot;)" office:value-type="string" office:string-value="POINT(106.580227565607 16.1685062363879)" calcext:value-type="string">
            <text:p>POINT(106.580227565607 16.168506236387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table:style-name="ce1" office:value-type="float" office:value="48.0664012660838" calcext:value-type="float">
            <text:p>48.0664012660838</text:p>
          </table:table-cell>
          <table:table-cell table:style-name="ce1" office:value-type="float" office:value="13.6533454257377" calcext:value-type="float">
            <text:p>13.6533454257377</text:p>
          </table:table-cell>
          <table:table-cell table:formula="of:=CONCATENATE(&quot;POINT(&quot;;[.F95];&quot; &quot;;[.E95];&quot;)&quot;)" office:value-type="string" office:string-value="POINT(13.6533454257377 48.0664012660838)" calcext:value-type="string">
            <text:p>POINT(13.6533454257377 48.066401266083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float" office:value="38.4700497523805" calcext:value-type="float">
            <text:p>38.4700497523805</text:p>
          </table:table-cell>
          <table:table-cell office:value-type="float" office:value="7.08080007094454" calcext:value-type="float">
            <text:p>7.08080007094454</text:p>
          </table:table-cell>
          <table:table-cell table:formula="of:=CONCATENATE(&quot;POINT(&quot;;[.F96];&quot; &quot;;[.E96];&quot;)&quot;)" office:value-type="string" office:string-value="POINT(7.08080007094454 38.4700497523805)" calcext:value-type="string">
            <text:p>POINT(7.08080007094454 38.470049752380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Bukarest</text:p>
          </table:table-cell>
          <table:table-cell table:style-name="ce1" office:value-type="float" office:value="42.8062352910108" calcext:value-type="float">
            <text:p>42.8062352910108</text:p>
          </table:table-cell>
          <table:table-cell table:style-name="ce1" office:value-type="float" office:value="19.013615336832" calcext:value-type="float">
            <text:p>19.013615336832</text:p>
          </table:table-cell>
          <table:table-cell table:formula="of:=CONCATENATE(&quot;POINT(&quot;;[.F97];&quot; &quot;;[.E97];&quot;)&quot;)" office:value-type="string" office:string-value="POINT(19.013615336832 42.8062352910108)" calcext:value-type="string">
            <text:p>POINT(19.013615336832 42.806235291010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float" office:value="50.8133999931251" calcext:value-type="float">
            <text:p>50.8133999931251</text:p>
          </table:table-cell>
          <table:table-cell table:style-name="ce1" office:value-type="float" office:value="25.7100684721411" calcext:value-type="float">
            <text:p>25.7100684721411</text:p>
          </table:table-cell>
          <table:table-cell table:formula="of:=CONCATENATE(&quot;POINT(&quot;;[.F98];&quot; &quot;;[.E98];&quot;)&quot;)" office:value-type="string" office:string-value="POINT(25.7100684721411 50.8133999931251)" calcext:value-type="string">
            <text:p>POINT(25.7100684721411 50.8133999931251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Kigali</text:p>
          </table:table-cell>
          <table:table-cell office:value-type="float" office:value="-2.12827552199389" calcext:value-type="float">
            <text:p>-2.12827552199389</text:p>
          </table:table-cell>
          <table:table-cell office:value-type="float" office:value="27.0229461750034" calcext:value-type="float">
            <text:p>27.0229461750034</text:p>
          </table:table-cell>
          <table:table-cell table:formula="of:=CONCATENATE(&quot;POINT(&quot;;[.F99];&quot; &quot;;[.E99];&quot;)&quot;)" office:value-type="string" office:string-value="POINT(27.0229461750034 -2.12827552199389)" calcext:value-type="string">
            <text:p>POINT(27.0229461750034 -2.1282755219938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udi Arabia</text:p>
          </table:table-cell>
          <table:table-cell office:value-type="string" calcext:value-type="string">
            <text:p>Riyadh</text:p>
          </table:table-cell>
          <table:table-cell office:value-type="float" office:value="24.5280320983559" calcext:value-type="float">
            <text:p>24.5280320983559</text:p>
          </table:table-cell>
          <table:table-cell office:value-type="float" office:value="38.5125682018272" calcext:value-type="float">
            <text:p>38.5125682018272</text:p>
          </table:table-cell>
          <table:table-cell table:formula="of:=CONCATENATE(&quot;POINT(&quot;;[.F100];&quot; &quot;;[.E100];&quot;)&quot;)" office:value-type="string" office:string-value="POINT(38.5125682018272 24.5280320983559)" calcext:value-type="string">
            <text:p>POINT(38.5125682018272 24.5280320983559)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London</text:p>
          </table:table-cell>
          <table:table-cell office:value-type="float" office:value="47.4921714058009" calcext:value-type="float">
            <text:p>47.4921714058009</text:p>
          </table:table-cell>
          <table:table-cell office:value-type="float" office:value="-0.0580696366992273" calcext:value-type="float">
            <text:p>-0.0580696366992273</text:p>
          </table:table-cell>
          <table:table-cell table:formula="of:=CONCATENATE(&quot;POINT(&quot;;[.F101];&quot; &quot;;[.E101];&quot;)&quot;)" office:value-type="string" office:string-value="POINT(-0.0580696366992273 47.4921714058009)" calcext:value-type="string">
            <text:p>POINT(-0.0580696366992273 47.49217140580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float" office:value="16.0714863739495" calcext:value-type="float">
            <text:p>16.0714863739495</text:p>
          </table:table-cell>
          <table:table-cell office:value-type="float" office:value="-15.0124458379406" calcext:value-type="float">
            <text:p>-15.0124458379406</text:p>
          </table:table-cell>
          <table:table-cell table:formula="of:=CONCATENATE(&quot;POINT(&quot;;[.F102];&quot; &quot;;[.E102];&quot;)&quot;)" office:value-type="string" office:string-value="POINT(-15.0124458379406 16.0714863739495)" calcext:value-type="string">
            <text:p>POINT(-15.0124458379406 16.071486373949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rbia and Montenegro</text:p>
          </table:table-cell>
          <table:table-cell office:value-type="string" calcext:value-type="string">
            <text:p>Belgrade</text:p>
          </table:table-cell>
          <table:table-cell office:value-type="float" office:value="42.9883475526514" calcext:value-type="float">
            <text:p>42.9883475526514</text:p>
          </table:table-cell>
          <table:table-cell office:value-type="float" office:value="14.7564734364266" calcext:value-type="float">
            <text:p>14.7564734364266</text:p>
          </table:table-cell>
          <table:table-cell table:formula="of:=CONCATENATE(&quot;POINT(&quot;;[.F103];&quot; &quot;;[.E103];&quot;)&quot;)" office:value-type="string" office:string-value="POINT(14.7564734364266 42.9883475526514)" calcext:value-type="string">
            <text:p>POINT(14.7564734364266 42.988347552651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float" office:value="9.26198938394463" calcext:value-type="float">
            <text:p>9.26198938394463</text:p>
          </table:table-cell>
          <table:table-cell office:value-type="float" office:value="-11.5709971848757" calcext:value-type="float">
            <text:p>-11.5709971848757</text:p>
          </table:table-cell>
          <table:table-cell table:formula="of:=CONCATENATE(&quot;POINT(&quot;;[.F104];&quot; &quot;;[.E104];&quot;)&quot;)" office:value-type="string" office:string-value="POINT(-11.5709971848757 9.26198938394463)" calcext:value-type="string">
            <text:p>POINT(-11.5709971848757 9.26198938394463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ingapore City</text:p>
          </table:table-cell>
          <table:table-cell office:value-type="float" office:value="1.49507375991425" calcext:value-type="float">
            <text:p>1.49507375991425</text:p>
          </table:table-cell>
          <table:table-cell office:value-type="float" office:value="93.354344198016" calcext:value-type="float">
            <text:p>93.354344198016</text:p>
          </table:table-cell>
          <table:table-cell table:formula="of:=CONCATENATE(&quot;POINT(&quot;;[.F105];&quot; &quot;;[.E105];&quot;)&quot;)" office:value-type="string" office:string-value="POINT(93.354344198016 1.49507375991425)" calcext:value-type="string">
            <text:p>POINT(93.354344198016 1.49507375991425)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Bratislava</text:p>
          </table:table-cell>
          <table:table-cell office:value-type="float" office:value="45.415959276375" calcext:value-type="float">
            <text:p>45.415959276375</text:p>
          </table:table-cell>
          <table:table-cell office:value-type="float" office:value="12.0374959452918" calcext:value-type="float">
            <text:p>12.0374959452918</text:p>
          </table:table-cell>
          <table:table-cell table:formula="of:=CONCATENATE(&quot;POINT(&quot;;[.F106];&quot; &quot;;[.E106];&quot;)&quot;)" office:value-type="string" office:string-value="POINT(12.0374959452918 45.415959276375)" calcext:value-type="string">
            <text:p>POINT(12.0374959452918 45.41595927637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float" office:value="45.415959276375" calcext:value-type="float">
            <text:p>45.415959276375</text:p>
          </table:table-cell>
          <table:table-cell office:value-type="float" office:value="12.0374959452918" calcext:value-type="float">
            <text:p>12.0374959452918</text:p>
          </table:table-cell>
          <table:table-cell table:formula="of:=CONCATENATE(&quot;POINT(&quot;;[.F107];&quot; &quot;;[.E107];&quot;)&quot;)" office:value-type="string" office:string-value="POINT(12.0374959452918 45.415959276375)" calcext:value-type="string">
            <text:p>POINT(12.0374959452918 45.41595927637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table:style-name="ce1" office:value-type="float" office:value="43.9132248857339" calcext:value-type="float">
            <text:p>43.9132248857339</text:p>
          </table:table-cell>
          <table:table-cell table:style-name="ce1" office:value-type="float" office:value="10.5148685502564" calcext:value-type="float">
            <text:p>10.5148685502564</text:p>
          </table:table-cell>
          <table:table-cell table:formula="of:=CONCATENATE(&quot;POINT(&quot;;[.F108];&quot; &quot;;[.E108];&quot;)&quot;)" office:value-type="string" office:string-value="POINT(10.5148685502564 43.9132248857339)" calcext:value-type="string">
            <text:p>POINT(10.5148685502564 43.913224885733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Pretoria</text:p>
          </table:table-cell>
          <table:table-cell office:value-type="float" office:value="-26.5817225938729" calcext:value-type="float">
            <text:p>-26.5817225938729</text:p>
          </table:table-cell>
          <table:table-cell office:value-type="float" office:value="24.280663162516" calcext:value-type="float">
            <text:p>24.280663162516</text:p>
          </table:table-cell>
          <table:table-cell table:formula="of:=CONCATENATE(&quot;POINT(&quot;;[.F109];&quot; &quot;;[.E109];&quot;)&quot;)" office:value-type="string" office:string-value="POINT(24.280663162516 -26.5817225938729)" calcext:value-type="string">
            <text:p>POINT(24.280663162516 -26.581722593872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float" office:value="37.5273197204056" calcext:value-type="float">
            <text:p>37.5273197204056</text:p>
          </table:table-cell>
          <table:table-cell table:style-name="ce1" office:value-type="float" office:value="98.96709059043" calcext:value-type="float">
            <text:p>98.96709059043</text:p>
          </table:table-cell>
          <table:table-cell table:formula="of:=CONCATENATE(&quot;POINT(&quot;;[.F110];&quot; &quot;;[.E110];&quot;)&quot;)" office:value-type="string" office:string-value="POINT(98.96709059043 37.5273197204056)" calcext:value-type="string">
            <text:p>POINT(98.96709059043 37.527319720405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float" office:value="39.8314848022702" calcext:value-type="float">
            <text:p>39.8314848022702</text:p>
          </table:table-cell>
          <table:table-cell office:value-type="float" office:value="-2.64498250683604" calcext:value-type="float">
            <text:p>-2.64498250683604</text:p>
          </table:table-cell>
          <table:table-cell table:formula="of:=CONCATENATE(&quot;POINT(&quot;;[.F111];&quot; &quot;;[.E111];&quot;)&quot;)" office:value-type="string" office:string-value="POINT(-2.64498250683604 39.8314848022702)" calcext:value-type="string">
            <text:p>POINT(-2.64498250683604 39.831484802270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Colombo</text:p>
          </table:table-cell>
          <table:table-cell office:value-type="float" office:value="7.64838985114238" calcext:value-type="float">
            <text:p>7.64838985114238</text:p>
          </table:table-cell>
          <table:table-cell office:value-type="float" office:value="71.6763250865542" calcext:value-type="float">
            <text:p>71.6763250865542</text:p>
          </table:table-cell>
          <table:table-cell table:formula="of:=CONCATENATE(&quot;POINT(&quot;;[.F112];&quot; &quot;;[.E112];&quot;)&quot;)" office:value-type="string" office:string-value="POINT(71.6763250865542 7.64838985114238)" calcext:value-type="string">
            <text:p>POINT(71.6763250865542 7.6483898511423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udan</text:p>
          </table:table-cell>
          <table:table-cell office:value-type="string" calcext:value-type="string">
            <text:p>Khartoum</text:p>
          </table:table-cell>
          <table:table-cell office:value-type="float" office:value="16.4741789150264" calcext:value-type="float">
            <text:p>16.4741789150264</text:p>
          </table:table-cell>
          <table:table-cell office:value-type="float" office:value="28.2581388066903" calcext:value-type="float">
            <text:p>28.2581388066903</text:p>
          </table:table-cell>
          <table:table-cell table:formula="of:=CONCATENATE(&quot;POINT(&quot;;[.F113];&quot; &quot;;[.E113];&quot;)&quot;)" office:value-type="string" office:string-value="POINT(28.2581388066903 16.4741789150264)" calcext:value-type="string">
            <text:p>POINT(28.2581388066903 16.474178915026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float" office:value="52.1771619007882" calcext:value-type="float">
            <text:p>52.1771619007882</text:p>
          </table:table-cell>
          <table:table-cell office:value-type="float" office:value="10.5614795929615" calcext:value-type="float">
            <text:p>10.5614795929615</text:p>
          </table:table-cell>
          <table:table-cell table:formula="of:=CONCATENATE(&quot;POINT(&quot;;[.F114];&quot; &quot;;[.E114];&quot;)&quot;)" office:value-type="string" office:string-value="POINT(10.5614795929615 52.1771619007882)" calcext:value-type="string">
            <text:p>POINT(10.5614795929615 52.177161900788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Bern</text:p>
          </table:table-cell>
          <table:table-cell office:value-type="float" office:value="44.5256401249398" calcext:value-type="float">
            <text:p>44.5256401249398</text:p>
          </table:table-cell>
          <table:table-cell table:style-name="ce1" office:value-type="float" office:value="5.38765385268787" calcext:value-type="float">
            <text:p>5.38765385268787</text:p>
          </table:table-cell>
          <table:table-cell table:formula="of:=CONCATENATE(&quot;POINT(&quot;;[.F115];&quot; &quot;;[.E115];&quot;)&quot;)" office:value-type="string" office:string-value="POINT(5.38765385268787 44.5256401249398)" calcext:value-type="string">
            <text:p>POINT(5.38765385268787 44.525640124939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yria</text:p>
          </table:table-cell>
          <table:table-cell office:value-type="string" calcext:value-type="string">
            <text:p>Damascus</text:p>
          </table:table-cell>
          <table:table-cell table:style-name="ce1" office:value-type="float" office:value="34.1913801864004" calcext:value-type="float">
            <text:p>34.1913801864004</text:p>
          </table:table-cell>
          <table:table-cell table:style-name="ce1" office:value-type="float" office:value="29.2602762248514" calcext:value-type="float">
            <text:p>29.2602762248514</text:p>
          </table:table-cell>
          <table:table-cell table:formula="of:=CONCATENATE(&quot;POINT(&quot;;[.F116];&quot; &quot;;[.E116];&quot;)&quot;)" office:value-type="string" office:string-value="POINT(29.2602762248514 34.1913801864004)" calcext:value-type="string">
            <text:p>POINT(29.2602762248514 34.191380186400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office:value-type="float" office:value="26.3727647616998" calcext:value-type="float">
            <text:p>26.3727647616998</text:p>
          </table:table-cell>
          <table:table-cell office:value-type="float" office:value="102.773659078019" calcext:value-type="float">
            <text:p>102.773659078019</text:p>
          </table:table-cell>
          <table:table-cell table:formula="of:=CONCATENATE(&quot;POINT(&quot;;[.F117];&quot; &quot;;[.E117];&quot;)&quot;)" office:value-type="string" office:string-value="POINT(102.773659078019 26.3727647616998)" calcext:value-type="string">
            <text:p>POINT(102.773659078019 26.372764761699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Dodoma</text:p>
          </table:table-cell>
          <table:table-cell office:value-type="float" office:value="-6.75474654639947" calcext:value-type="float">
            <text:p>-6.75474654639947</text:p>
          </table:table-cell>
          <table:table-cell office:value-type="float" office:value="31.7695040238129" calcext:value-type="float">
            <text:p>31.7695040238129</text:p>
          </table:table-cell>
          <table:table-cell table:formula="of:=CONCATENATE(&quot;POINT(&quot;;[.F118];&quot; &quot;;[.E118];&quot;)&quot;)" office:value-type="string" office:string-value="POINT(31.7695040238129 -6.75474654639947)" calcext:value-type="string">
            <text:p>POINT(31.7695040238129 -6.7547465463994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float" office:value="15.188710532571" calcext:value-type="float">
            <text:p>15.188710532571</text:p>
          </table:table-cell>
          <table:table-cell table:style-name="ce1" office:value-type="float" office:value="88.7903462664684" calcext:value-type="float">
            <text:p>88.7903462664684</text:p>
          </table:table-cell>
          <table:table-cell table:formula="of:=CONCATENATE(&quot;POINT(&quot;;[.F119];&quot; &quot;;[.E119];&quot;)&quot;)" office:value-type="string" office:string-value="POINT(88.7903462664684 15.188710532571)" calcext:value-type="string">
            <text:p>POINT(88.7903462664684 15.188710532571)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The Netherlands</text:p>
          </table:table-cell>
          <table:table-cell office:value-type="string" calcext:value-type="string">
            <text:p>Amsterdam</text:p>
          </table:table-cell>
          <table:table-cell office:value-type="float" office:value="47.9962689463399" calcext:value-type="float">
            <text:p>47.9962689463399</text:p>
          </table:table-cell>
          <table:table-cell table:style-name="ce1" office:value-type="float" office:value="3.28627267739657" calcext:value-type="float">
            <text:p>3.28627267739657</text:p>
          </table:table-cell>
          <table:table-cell table:formula="of:=CONCATENATE(&quot;POINT(&quot;;[.F120];&quot; &quot;;[.E120];&quot;)&quot;)" office:value-type="string" office:string-value="POINT(3.28627267739657 47.9962689463399)" calcext:value-type="string">
            <text:p>POINT(3.28627267739657 47.9962689463399)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Lhasa</text:p>
          </table:table-cell>
          <table:table-cell office:value-type="float" office:value="32.0971327536427" calcext:value-type="float">
            <text:p>32.0971327536427</text:p>
          </table:table-cell>
          <table:table-cell office:value-type="float" office:value="75.8324763944317" calcext:value-type="float">
            <text:p>75.8324763944317</text:p>
          </table:table-cell>
          <table:table-cell table:formula="of:=CONCATENATE(&quot;POINT(&quot;;[.F121];&quot; &quot;;[.E121];&quot;)&quot;)" office:value-type="string" office:string-value="POINT(75.8324763944317 32.0971327536427)" calcext:value-type="string">
            <text:p>POINT(75.8324763944317 32.097132753642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Lome</text:p>
          </table:table-cell>
          <table:table-cell office:value-type="float" office:value="7.00887456276865" calcext:value-type="float">
            <text:p>7.00887456276865</text:p>
          </table:table-cell>
          <table:table-cell office:value-type="float" office:value="1.09943792381246" calcext:value-type="float">
            <text:p>1.09943792381246</text:p>
          </table:table-cell>
          <table:table-cell table:formula="of:=CONCATENATE(&quot;POINT(&quot;;[.F122];&quot; &quot;;[.E122];&quot;)&quot;)" office:value-type="string" office:string-value="POINT(1.09943792381246 7.00887456276865)" calcext:value-type="string">
            <text:p>POINT(1.09943792381246 7.00887456276865)</text:p>
          </table:table-cell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Port-of-Spain</text:p>
          </table:table-cell>
          <table:table-cell office:value-type="float" office:value="11.7518500224494" calcext:value-type="float">
            <text:p>11.7518500224494</text:p>
          </table:table-cell>
          <table:table-cell office:value-type="float" office:value="-54.6939801942736" calcext:value-type="float">
            <text:p>-54.6939801942736</text:p>
          </table:table-cell>
          <table:table-cell table:formula="of:=CONCATENATE(&quot;POINT(&quot;;[.F123];&quot; &quot;;[.E123];&quot;)&quot;)" office:value-type="string" office:string-value="POINT(-54.6939801942736 11.7518500224494)" calcext:value-type="string">
            <text:p>POINT(-54.6939801942736 11.751850022449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table:style-name="ce1" office:value-type="float" office:value="39.3525739901458" calcext:value-type="float">
            <text:p>39.3525739901458</text:p>
          </table:table-cell>
          <table:table-cell table:style-name="ce1" office:value-type="float" office:value="25.1507359596791" calcext:value-type="float">
            <text:p>25.1507359596791</text:p>
          </table:table-cell>
          <table:table-cell table:formula="of:=CONCATENATE(&quot;POINT(&quot;;[.F124];&quot; &quot;;[.E124];&quot;)&quot;)" office:value-type="string" office:string-value="POINT(25.1507359596791 39.3525739901458)" calcext:value-type="string">
            <text:p>POINT(25.1507359596791 39.3525739901458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float" office:value="0.337733937099062" calcext:value-type="float">
            <text:p>0.337733937099062</text:p>
          </table:table-cell>
          <table:table-cell office:value-type="float" office:value="29.167054139441" calcext:value-type="float">
            <text:p>29.167054139441</text:p>
          </table:table-cell>
          <table:table-cell table:formula="of:=CONCATENATE(&quot;POINT(&quot;;[.F125];&quot; &quot;;[.E125];&quot;)&quot;)" office:value-type="string" office:string-value="POINT(29.167054139441 0.337733937099062)" calcext:value-type="string">
            <text:p>POINT(29.167054139441 0.33773393709906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Kiev</text:p>
          </table:table-cell>
          <table:table-cell table:style-name="ce1" office:value-type="float" office:value="46.9752379760087" calcext:value-type="float">
            <text:p>46.9752379760087</text:p>
          </table:table-cell>
          <table:table-cell table:style-name="ce1" office:value-type="float" office:value="20.7537609311583" calcext:value-type="float">
            <text:p>20.7537609311583</text:p>
          </table:table-cell>
          <table:table-cell table:formula="of:=CONCATENATE(&quot;POINT(&quot;;[.F126];&quot; &quot;;[.E126];&quot;)&quot;)" office:value-type="string" office:string-value="POINT(20.7537609311583 46.9752379760087)" calcext:value-type="string">
            <text:p>POINT(20.7537609311583 46.9752379760087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float" office:value="47.4921714058009" calcext:value-type="float">
            <text:p>47.4921714058009</text:p>
          </table:table-cell>
          <table:table-cell office:value-type="float" office:value="-0.0580696366992273" calcext:value-type="float">
            <text:p>-0.0580696366992273</text:p>
          </table:table-cell>
          <table:table-cell table:formula="of:=CONCATENATE(&quot;POINT(&quot;;[.F127];&quot; &quot;;[.E127];&quot;)&quot;)" office:value-type="string" office:string-value="POINT(-0.0580696366992273 47.4921714058009)" calcext:value-type="string">
            <text:p>POINT(-0.0580696366992273 47.49217140580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nited States</text:p>
          </table:table-cell>
          <table:table-cell office:value-type="string" calcext:value-type="string">
            <text:p>Washington</text:p>
          </table:table-cell>
          <table:table-cell office:value-type="float" office:value="38.7432300178359" calcext:value-type="float">
            <text:p>38.7432300178359</text:p>
          </table:table-cell>
          <table:table-cell office:value-type="float" office:value="-59.0521126872068" calcext:value-type="float">
            <text:p>-59.0521126872068</text:p>
          </table:table-cell>
          <table:table-cell table:formula="of:=CONCATENATE(&quot;POINT(&quot;;[.F128];&quot; &quot;;[.E128];&quot;)&quot;)" office:value-type="string" office:string-value="POINT(-59.0521126872068 38.7432300178359)" calcext:value-type="string">
            <text:p>POINT(-59.0521126872068 38.743230017835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table:style-name="ce1" office:value-type="float" office:value="-34.9656280614395" calcext:value-type="float">
            <text:p>-34.9656280614395</text:p>
          </table:table-cell>
          <table:table-cell office:value-type="float" office:value="-44.6104579557222" calcext:value-type="float">
            <text:p>-44.6104579557222</text:p>
          </table:table-cell>
          <table:table-cell table:formula="of:=CONCATENATE(&quot;POINT(&quot;;[.F129];&quot; &quot;;[.E129];&quot;)&quot;)" office:value-type="string" office:string-value="POINT(-44.6104579557222 -34.9656280614395)" calcext:value-type="string">
            <text:p>POINT(-44.6104579557222 -34.9656280614395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table:style-name="ce1" office:value-type="float" office:value="40.307079840356" calcext:value-type="float">
            <text:p>40.307079840356</text:p>
          </table:table-cell>
          <table:table-cell table:style-name="ce1" office:value-type="float" office:value="52.4492699706725" calcext:value-type="float">
            <text:p>52.4492699706725</text:p>
          </table:table-cell>
          <table:table-cell table:formula="of:=CONCATENATE(&quot;POINT(&quot;;[.F130];&quot; &quot;;[.E130];&quot;)&quot;)" office:value-type="string" office:string-value="POINT(52.4492699706725 40.307079840356)" calcext:value-type="string">
            <text:p>POINT(52.4492699706725 40.307079840356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float" office:value="10.9216120056789" calcext:value-type="float">
            <text:p>10.9216120056789</text:p>
          </table:table-cell>
          <table:table-cell office:value-type="float" office:value="-59.1531032797346" calcext:value-type="float">
            <text:p>-59.1531032797346</text:p>
          </table:table-cell>
          <table:table-cell table:formula="of:=CONCATENATE(&quot;POINT(&quot;;[.F131];&quot; &quot;;[.E131];&quot;)&quot;)" office:value-type="string" office:string-value="POINT(-59.1531032797346 10.9216120056789)" calcext:value-type="string">
            <text:p>POINT(-59.1531032797346 10.921612005678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float" office:value="22.519515633196" calcext:value-type="float">
            <text:p>22.519515633196</text:p>
          </table:table-cell>
          <table:table-cell table:style-name="ce1" office:value-type="float" office:value="91.2141204871371" calcext:value-type="float">
            <text:p>91.2141204871371</text:p>
          </table:table-cell>
          <table:table-cell table:formula="of:=CONCATENATE(&quot;POINT(&quot;;[.F132];&quot; &quot;;[.E132];&quot;)&quot;)" office:value-type="string" office:string-value="POINT(91.2141204871371 22.519515633196)" calcext:value-type="string">
            <text:p>POINT(91.2141204871371 22.519515633196)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London</text:p>
          </table:table-cell>
          <table:table-cell office:value-type="float" office:value="47.4921714058009" calcext:value-type="float">
            <text:p>47.4921714058009</text:p>
          </table:table-cell>
          <table:table-cell office:value-type="float" office:value="-0.0580696366992273" calcext:value-type="float">
            <text:p>-0.0580696366992273</text:p>
          </table:table-cell>
          <table:table-cell table:formula="of:=CONCATENATE(&quot;POINT(&quot;;[.F133];&quot; &quot;;[.E133];&quot;)&quot;)" office:value-type="string" office:string-value="POINT(-0.0580696366992273 47.4921714058009)" calcext:value-type="string">
            <text:p>POINT(-0.0580696366992273 47.4921714058009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ugoslavia</text:p>
          </table:table-cell>
          <table:table-cell office:value-type="string" calcext:value-type="string">
            <text:p>Belgrade</text:p>
          </table:table-cell>
          <table:table-cell office:value-type="float" office:value="42.9883475526514" calcext:value-type="float">
            <text:p>42.9883475526514</text:p>
          </table:table-cell>
          <table:table-cell office:value-type="float" office:value="14.7564734364266" calcext:value-type="float">
            <text:p>14.7564734364266</text:p>
          </table:table-cell>
          <table:table-cell table:formula="of:=CONCATENATE(&quot;POINT(&quot;;[.F134];&quot; &quot;;[.E134];&quot;)&quot;)" office:value-type="string" office:string-value="POINT(14.7564734364266 42.9883475526514)" calcext:value-type="string">
            <text:p>POINT(14.7564734364266 42.988347552651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float" office:value="-16.8243630751472" calcext:value-type="float">
            <text:p>-16.8243630751472</text:p>
          </table:table-cell>
          <table:table-cell office:value-type="float" office:value="24.9487547746234" calcext:value-type="float">
            <text:p>24.9487547746234</text:p>
          </table:table-cell>
          <table:table-cell table:formula="of:=CONCATENATE(&quot;POINT(&quot;;[.F135];&quot; &quot;;[.E135];&quot;)&quot;)" office:value-type="string" office:string-value="POINT(24.9487547746234 -16.8243630751472)" calcext:value-type="string">
            <text:p>POINT(24.9487547746234 -16.8243630751472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float" office:value="-19.1296216612442" calcext:value-type="float">
            <text:p>-19.1296216612442</text:p>
          </table:table-cell>
          <table:table-cell office:value-type="float" office:value="27.3103809383519" calcext:value-type="float">
            <text:p>27.3103809383519</text:p>
          </table:table-cell>
          <table:table-cell table:formula="of:=CONCATENATE(&quot;POINT(&quot;;[.F136];&quot; &quot;;[.E136];&quot;)&quot;)" office:value-type="string" office:string-value="POINT(27.3103809383519 -19.1296216612442)" calcext:value-type="string">
            <text:p>POINT(27.3103809383519 -19.129621661244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MacOSX_X86_64 LibreOffice_project/d7dbbd7842e6a58b0f521599204e827654e1fb8b</meta:generator>
    <dc:date>2014-03-10T13:49:00.966007000</dc:date>
    <meta:editing-duration>P0D</meta:editing-duration>
    <meta:editing-cycles>1</meta:editing-cycles>
    <meta:document-statistic meta:table-count="1" meta:cell-count="817" meta:object-count="0"/>
  </office:meta>
</office:document-meta>
</file>